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officeooo:rsid="00007172" officeooo:paragraph-rsid="00007172"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007172" officeooo:paragraph-rsid="00007172"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01f458" officeooo:paragraph-rsid="0001f458" style:font-weight-asian="bold" style:font-weight-complex="bold"/>
    </style:style>
    <style:style style:name="P5" style:family="paragraph" style:parent-style-name="Standard">
      <style:paragraph-properties fo:text-align="start" style:justify-single-word="false"/>
      <style:text-properties style:text-underline-style="none" fo:font-weight="normal" officeooo:rsid="0001f458" officeooo:paragraph-rsid="0001f458" style:font-weight-asian="normal" style:font-weight-complex="normal"/>
    </style:style>
    <style:style style:name="P6" style:family="paragraph" style:parent-style-name="Standard">
      <style:paragraph-properties fo:text-align="center" style:justify-single-word="false"/>
      <style:text-properties style:text-underline-style="none" fo:font-weight="normal" officeooo:rsid="00007172" officeooo:paragraph-rsid="00007172"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007172" officeooo:paragraph-rsid="00007172"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01f458" officeooo:paragraph-rsid="0001f458"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03b7ec" officeooo:paragraph-rsid="0003b7ec" style:font-weight-asian="normal" style:font-weight-complex="normal"/>
    </style:style>
    <style:style style:name="T1" style:family="text">
      <style:text-properties officeooo:rsid="00038e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Greg The Ghoul FAQ</text:p>
      <text:p text:style-name="P6"/>
      <text:p text:style-name="P6"/>
      <text:p text:style-name="P3">1.) What is Greg the Ghoul?</text:p>
      <text:p text:style-name="P7"><text:tab/><text:tab/></text:p>
      <text:p text:style-name="P7"><text:tab/>Greg the Ghoul is a 3rd person hack-and-slash where you as the player take control of a reanimated corpse(ghoul) and combat the forces of evil resurrected with you in hopes of terrorizing the near by village. You will have access to 5 different weapons with 4 different spells. Greg has woken with a vengence!</text:p>
      <text:p text:style-name="P7"/>
      <text:p text:style-name="P3">2.) When will it be released?</text:p>
      <text:p text:style-name="P7"><text:tab/></text:p>
      <text:p text:style-name="P7"><text:tab/>As of now we only have a working tech demo and Greg is unlikely to see a full release. Greg as a project was created mostly for experience, Unity is a tough nut to crack put our development team wanted to build a comfort with the engine before delving into more suffisticated games.</text:p>
      <text:p text:style-name="P7"/>
      <text:p text:style-name="P3">3.) Is Greg the Ghoul Multiplayer ?</text:p>
      <text:p text:style-name="P7"/>
      <text:p text:style-name="P7"><text:tab/>No, Greg was developed as a single player experience and there are no plans to develop any mutiplayer support in the future.</text:p>
      <text:p text:style-name="P7"/>
      <text:p text:style-name="P3">4.) Is the gameplay story oriented?</text:p>
      <text:p text:style-name="P7"/>
      <text:p text:style-name="P7"><text:tab/>No, Greg does have an origin story and some background as to why he was ressurected and why hes attacking the other undead. The gamplay itself is almost entirely free roam with the exception of some enviormental obsticles and passes that suggest directions for the charater to go.</text:p>
      <text:p text:style-name="P7"/>
      <text:p text:style-name="P4">5.) Will this game be released on other platforms?</text:p>
      <text:p text:style-name="P5"/>
      <text:p text:style-name="P5"><text:tab/>No, Greg will only be made for PC.</text:p>
      <text:p text:style-name="P5"/>
      <text:p text:style-name="P4">6.) Do I need internet to play?</text:p>
      <text:p text:style-name="P5"/>
      <text:p text:style-name="P5"><text:tab/>No, Greg is completely offline. </text:p>
      <text:p text:style-name="P5"/>
      <text:p text:style-name="P4">7.) How much gameplay can I expect and how long is the game?</text:p>
      <text:p text:style-name="P5"/>
      <text:p text:style-name="P5"><text:tab/>As of right now with exploring the first area and fighting some of the enemies you can expect 30 to 35 minutes of play time, however, because the world is open you can play the game as long as you desire.</text:p>
      <text:p text:style-name="P5"/>
      <text:p text:style-name="P4">8.) What languages are supported?</text:p>
      <text:p text:style-name="P5"/>
      <text:p text:style-name="P5"><text:tab/>Currenty French and English are the only languages supported by Greg the Ghoul.</text:p>
      <text:p text:style-name="P5"/>
      <text:p text:style-name="P4"/>
      <text:p text:style-name="P4"/>
      <text:p text:style-name="P4"><text:soft-page-break/>9.) How powerful of a computer do I need to run Greg?</text:p>
      <text:p text:style-name="P4"/>
      <text:p text:style-name="P5"><text:tab/>OS: Windows 7,8,8.1 or 10</text:p>
      <text:p text:style-name="P5"><text:tab/>Processor: i3 or AMD equivalent</text:p>
      <text:p text:style-name="P5"><text:tab/>Memory: 4 GB</text:p>
      <text:p text:style-name="P5"><text:tab/>Space: 10 GB of free hardrive space</text:p>
      <text:p text:style-name="P5"><text:tab/>Mouse and Keyboard</text:p>
      <text:p text:style-name="P5"/>
      <text:p text:style-name="P4">10.) Can I remap keys?</text:p>
      <text:p text:style-name="P4"/>
      <text:p text:style-name="P5"><text:tab/><text:span text:style-name="T1">Possibly we need to see once the project is completely built.</text:span></text:p>
      <text:p text:style-name="P5"/>
      <text:p text:style-name="P4">11.) What are the current mappings?</text:p>
      <text:p text:style-name="P5"/>
      <text:p text:style-name="P5"><text:tab/>Player Movment: </text:p>
      <text:p text:style-name="P5"><text:tab/><text:tab/>W – Forward</text:p>
      <text:p text:style-name="P5"><text:tab/><text:tab/>S – Backwards</text:p>
      <text:p text:style-name="P5"><text:tab/><text:tab/>A – Straffe left</text:p>
      <text:p text:style-name="P5"><text:tab/><text:tab/>D – Straffe right</text:p>
      <text:p text:style-name="P5"><text:tab/><text:tab/>Space – Jump</text:p>
      <text:p text:style-name="P5"><text:tab/><text:tab/>Mouse – Look around, move camera</text:p>
      <text:p text:style-name="P5"><text:tab/><text:tab/>Left shift – Sprint</text:p>
      <text:p text:style-name="P5"/>
      <text:p text:style-name="P5"><text:tab/>Weapon and Interaction:</text:p>
      <text:p text:style-name="P5"><text:tab/><text:tab/>E – Interact</text:p>
      <text:p text:style-name="P5"><text:tab/><text:tab/>Left Click – Attack/Spell Cast</text:p>
      <text:p text:style-name="P5"><text:tab/><text:tab/>Right Click – Cast secondary spell</text:p>
      <text:p text:style-name="P5"><text:tab/><text:tab/>1,2,3,4,5 – Equip/unequip weapons</text:p>
      <text:p text:style-name="P5"/>
      <text:p text:style-name="P4">12.) Can I save progress?</text:p>
      <text:p text:style-name="P5"/>
      <text:p text:style-name="P5"><text:tab/>Not currently, we have a check point area setup but no respawn functionality.</text:p>
      <text:p text:style-name="P5"/>
      <text:p text:style-name="P5"/>
      <text:p text:style-name="P5"/>
      <text:p text:style-name="P5"/>
      <text:p text:style-name="P5"/>
      <text:p text:style-name="P9">Any questions can be directed to qjone003@plattsburgh.edu.</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M51S</meta:editing-duration>
    <meta:editing-cycles>4</meta:editing-cycles>
    <meta:generator>LibreOffice/5.2.3.3$Windows_x86 LibreOffice_project/d54a8868f08a7b39642414cf2c8ef2f228f780cf</meta:generator>
    <dc:date>2016-12-09T12:01:59.993000000</dc:date>
    <meta:document-statistic meta:table-count="0" meta:image-count="0" meta:object-count="0" meta:page-count="2" meta:paragraph-count="44" meta:word-count="428" meta:character-count="2424" meta:non-whitespace-character-count="1983"/>
    <meta:user-defined meta:name="Info 1"/>
    <meta:user-defined meta:name="Info 2"/>
    <meta:user-defined meta:name="Info 3"/>
    <meta:user-defined meta:name="Info 4"/>
  </office:meta>
</office:document-meta>
</file>